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000000002DA000001C7E2992E9A.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125in" table:align="margins"/>
    </style:style>
    <style:style style:name="Table9.A" style:family="table-column">
      <style:table-column-properties style:column-width="6.4125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222in" table:align="margins"/>
    </style:style>
    <style:style style:name="Table32.A" style:family="table-column">
      <style:table-column-properties style:column-width="6.4222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5pt solid #000000"/>
    </style:style>
    <style:style style:name="Table3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 style:family="table">
      <style:table-properties style:width="6.4222in" table:align="margins"/>
    </style:style>
    <style:style style:name="Table12.A" style:family="table-column">
      <style:table-column-properties style:column-width="6.4222in" style:rel-column-width="65535*"/>
    </style:style>
    <style:style style:name="Table12.A1" style:family="table-cell">
      <style:table-cell-properties fo:padding="0.0382in" fo:border="0.05pt solid #000000"/>
    </style:style>
    <style:style style:name="Table1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 style:family="table">
      <style:table-properties style:width="6.4125in" table:align="margins"/>
    </style:style>
    <style:style style:name="Table13.A" style:family="table-column">
      <style:table-column-properties style:column-width="6.4125in" style:rel-column-width="65535*"/>
    </style:style>
    <style:style style:name="Table13.A1" style:family="table-cell">
      <style:table-cell-properties fo:padding="0.0382in" fo:border="0.05pt solid #000000"/>
    </style:style>
    <style:style style:name="Table1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4" style:family="table">
      <style:table-properties style:width="6.4222in" table:align="margins"/>
    </style:style>
    <style:style style:name="Table14.A" style:family="table-column">
      <style:table-column-properties style:column-width="6.4222in" style:rel-column-width="65535*"/>
    </style:style>
    <style:style style:name="Table14.A1" style:family="table-cell">
      <style:table-cell-properties fo:padding="0.0382in" fo:border="0.05pt solid #000000"/>
    </style:style>
    <style:style style:name="Table14.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4125in" table:align="margins"/>
    </style:style>
    <style:style style:name="Table15.A" style:family="table-column">
      <style:table-column-properties style:column-width="6.4125in" style:rel-column-width="65535*"/>
    </style:style>
    <style:style style:name="Table15.A1" style:family="table-cell">
      <style:table-cell-properties fo:padding="0.0382in" fo:border="0.05pt solid #000000"/>
    </style:style>
    <style:style style:name="Table1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4222in" table:align="margins"/>
    </style:style>
    <style:style style:name="Table16.A" style:family="table-column">
      <style:table-column-properties style:column-width="6.4222in" style:rel-column-width="65535*"/>
    </style:style>
    <style:style style:name="Table16.A1" style:family="table-cell">
      <style:table-cell-properties fo:padding="0.0382in" fo:border="0.05pt solid #000000"/>
    </style:style>
    <style:style style:name="Table1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text-properties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text-properties fo:font-size="22pt" fo:font-weight="bol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9"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font-size-complex="14pt"/>
    </style:style>
    <style:style style:name="P22" style:family="paragraph" style:parent-style-name="Standard">
      <style:text-properties fo:font-size="14pt" style:text-underline-style="none" fo:font-weight="normal" style:font-size-asian="14pt" style:font-weight-asian="normal" style:font-size-complex="14pt" style:font-weight-complex="normal"/>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style>
    <style:style style:name="P25" style:family="paragraph" style:parent-style-name="Standard">
      <style:text-properties style:font-name="Courier New"/>
    </style:style>
    <style:style style:name="P26" style:family="paragraph" style:parent-style-name="Standard">
      <style:text-properties style:font-name="Courier New" fo:font-size="14pt" style:font-size-asian="14pt" style:font-size-complex="14pt"/>
    </style:style>
    <style:style style:name="P27" style:family="paragraph" style:parent-style-name="Standard">
      <style:text-properties fo:font-size="24pt" fo:font-weight="bold" style:font-size-asian="24pt" style:font-weight-asian="bold" style:font-size-complex="24pt" style:font-weight-complex="bold"/>
    </style:style>
    <style:style style:name="P28"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text-align="center" style:justify-single-word="false"/>
      <style:text-properties fo:font-size="13pt" style:font-size-asian="13pt" style:font-size-complex="13pt"/>
    </style:style>
    <style:style style:name="P32" style:family="paragraph" style:parent-style-name="Standard">
      <style:paragraph-properties fo:margin-left="0in" fo:margin-right="0in" fo:margin-top="0.1299in" fo:margin-bottom="0.1299in" fo:text-align="start" style:justify-single-word="false" fo:text-indent="0.3in" style:auto-text-indent="false"/>
    </style:style>
    <style:style style:name="P33"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5"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6"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9"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40" style:family="paragraph" style:parent-style-name="Standard">
      <style:paragraph-properties fo:margin-left="0in" fo:margin-right="0in" fo:margin-top="0.0701in" fo:margin-bottom="0.0701in" fo:text-align="justify" style:justify-single-word="false" fo:text-indent="0.3in" style:auto-text-indent="false"/>
    </style:style>
    <style:style style:name="P41"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2"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3" style:family="paragraph" style:parent-style-name="Text_20_body">
      <style:paragraph-properties fo:margin-left="0in" fo:margin-right="0in" fo:margin-top="0.0701in" fo:margin-bottom="0.0701in" fo:text-align="justify" style:justify-single-word="false" fo:text-indent="0.3in" style:auto-text-indent="false"/>
    </style:style>
    <style:style style:name="P44"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5" style:family="paragraph" style:parent-style-name="Text_20_body">
      <style:paragraph-properties fo:margin-left="0in" fo:margin-right="0in" fo:margin-top="0.0701in" fo:margin-bottom="0.0701in" fo:text-align="start" style:justify-single-word="false" fo:text-indent="0.3in" style:auto-text-indent="false"/>
    </style:style>
    <style:style style:name="P46"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47"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48"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49"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0"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1" style:family="paragraph" style:parent-style-name="Text_20_body">
      <style:paragraph-properties fo:text-align="start" style:justify-single-word="false"/>
      <style:text-properties fo:font-size="16pt" style:font-size-asian="16pt" style:font-size-complex="16pt"/>
    </style:style>
    <style:style style:name="P52"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3"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ext-properties style:font-name="Courier New"/>
    </style:style>
    <style:style style:name="P56"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57"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8" style:family="paragraph" style:parent-style-name="Text_20_body">
      <style:paragraph-properties fo:padding="0in" fo:border="none"/>
      <style:text-properties style:font-name="Courier New"/>
    </style:style>
    <style:style style:name="P59" style:family="paragraph" style:parent-style-name="Text_20_body">
      <style:paragraph-properties fo:margin-top="0in" fo:margin-bottom="0in" fo:padding="0in" fo:border="none"/>
      <style:text-properties style:font-name="Courier New"/>
    </style:style>
    <style:style style:name="P60"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1" style:family="paragraph" style:parent-style-name="Text_20_body">
      <style:paragraph-properties fo:margin-top="0in" fo:margin-bottom="0in"/>
      <style:text-properties style:font-name="Courier New"/>
    </style:style>
    <style:style style:name="P62" style:family="paragraph" style:parent-style-name="Table_20_Contents">
      <style:paragraph-properties fo:text-align="center" style:justify-single-word="false"/>
      <style:text-properties fo:font-size="16pt" style:text-underline-style="none" style:font-size-asian="16pt" style:font-size-complex="16pt"/>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center" style:justify-single-word="false"/>
      <style:text-properties fo:font-size="12pt" style:font-size-asian="10.5pt" style:font-size-complex="12pt"/>
    </style:style>
    <style:style style:name="P67" style:family="paragraph" style:parent-style-name="Table_20_Contents">
      <style:text-properties style:font-name="Courier New"/>
    </style:style>
    <style:style style:name="P68" style:family="paragraph" style:parent-style-name="Table_20_Contents">
      <style:text-properties style:font-name="Courier New" fo:font-size="12pt" style:font-size-asian="12pt" style:font-size-complex="12pt"/>
    </style:style>
    <style:style style:name="P69" style:family="paragraph" style:parent-style-name="Table_20_Contents">
      <style:paragraph-properties fo:text-align="justify" style:justify-single-word="false"/>
      <style:text-properties style:font-name="Courier New" fo:font-size="12pt" style:font-size-asian="12pt" style:font-size-complex="12pt"/>
    </style:style>
    <style:style style:name="P70" style:family="paragraph" style:parent-style-name="Table_20_Contents">
      <style:text-properties style:font-name="Courier New" fo:font-size="11pt" style:font-size-asian="11pt" style:font-size-complex="11pt"/>
    </style:style>
    <style:style style:name="P71" style:family="paragraph" style:parent-style-name="Table_20_Contents">
      <style:text-properties style:font-name="Courier New" fo:font-size="10pt" style:font-size-asian="10pt" style:font-size-complex="10pt"/>
    </style:style>
    <style:style style:name="P72" style:family="paragraph" style:parent-style-name="Table_20_Contents">
      <style:text-properties fo:font-size="11pt" style:font-size-asian="11pt" style:font-size-complex="11pt"/>
    </style:style>
    <style:style style:name="P73" style:family="paragraph" style:parent-style-name="Table_20_Contents">
      <style:paragraph-properties fo:text-align="justify" style:justify-single-word="false"/>
    </style:style>
    <style:style style:name="P74"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75"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76"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77" style:family="paragraph" style:parent-style-name="Standard">
      <style:paragraph-properties fo:margin-left="0in" fo:margin-right="0in" fo:margin-top="0.0701in" fo:margin-bottom="0.0701in" fo:text-align="justify" style:justify-single-word="false" fo:text-indent="0in" style:auto-text-indent="false"/>
    </style:style>
    <style:style style:name="P78"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79"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80" style:family="paragraph" style:parent-style-name="Standard" style:master-page-name="First_20_Page">
      <style:paragraph-properties style:page-number="auto"/>
    </style:style>
    <style:style style:name="P81" style:family="paragraph" style:parent-style-name="Standard" style:master-page-name="Index">
      <style:paragraph-properties style:page-number="1"/>
    </style:style>
    <style:style style:name="P82"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83"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85"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87"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style:font-size-asian="12pt" style:font-style-asian="normal" style:font-size-complex="12pt" style:font-style-complex="normal"/>
    </style:style>
    <style:style style:name="P89"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90"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fo:text-align="justify" style:justify-single-word="false" fo:text-indent="0in" style:auto-text-indent="false"/>
      <style:text-properties fo:font-style="normal" style:font-style-asian="normal" style:font-style-complex="normal"/>
    </style:style>
    <style:style style:name="P92"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style:font-size-asian="12pt" style:font-style-asian="normal" style:font-size-complex="12pt" style:font-style-complex="normal"/>
    </style:style>
    <style:style style:name="P93"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style:font-size-asian="12pt" style:font-style-asian="normal" style:font-size-complex="12pt" style:font-style-complex="normal"/>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style:font-size-asian="12.25pt" style:font-size-complex="14pt"/>
    </style:style>
    <style:style style:name="T1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color="#000000" fo:font-size="14pt" style:text-underline-style="none" style:font-size-asian="14pt" style:font-size-complex="14pt"/>
    </style:style>
    <style:style style:name="T17" style:family="text">
      <style:text-properties fo:color="#000000" fo:font-size="14pt" style:text-underline-style="none" fo:font-weight="normal" style:font-size-asian="14pt" style:font-weight-asian="normal" style:font-size-complex="14pt"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urier New"/>
    </style:style>
    <style:style style:name="T21" style:family="text">
      <style:text-properties style:font-name="Courier New" fo:font-weight="normal" style:font-weight-asian="normal" style:font-weight-complex="normal"/>
    </style:style>
    <style:style style:name="T22" style:family="text">
      <style:text-properties style:font-name="Courier New" fo:font-size="12pt" style:font-size-asian="12pt" style:font-size-complex="12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ize="22pt" style:font-size-asian="22pt" style:font-size-complex="22pt"/>
    </style:style>
    <style:style style:name="T26" style:family="text">
      <style:text-properties fo:font-size="22pt" fo:font-weight="bold" style:font-size-asian="22pt" style:font-weight-asian="bold" style:font-size-complex="22pt" style:font-weight-complex="bold"/>
    </style:style>
    <style:style style:name="T27" style:family="text">
      <style:text-properties fo:font-size="22pt" fo:font-style="normal" fo:font-weight="bold" style:font-size-asian="22pt" style:font-style-asian="normal" style:font-weight-asian="bold" style:font-size-complex="22pt" style:font-style-complex="normal" style:font-weight-complex="bold"/>
    </style:style>
    <style:style style:name="T28" style:family="text">
      <style:text-properties fo:font-weight="bold" style:font-weight-asian="bold"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2">Prototype One]</text:span></text:p>
      <text:p text:style-name="P9"/>
      <text:p text:style-name="P9"/>
      <text:p text:style-name="P9"/>
      <text:p text:style-name="P9"/>
      <text:p text:style-name="P9"/>
      <text:p text:style-name="P9"/>
      <text:p text:style-name="P10">By</text:p>
      <text:p text:style-name="P9"/>
      <text:p text:style-name="P9">Saad Talaat</text:p>
      <text:p text:style-name="P9">&amp;</text:p>
      <text:p text:style-name="P9">Menna Essa</text:p>
      <text:p text:style-name="P81"/>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6">Preface:</text:p>
      <text:p text:style-name="P35"/>
      <text:p text:style-name="P35">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3">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1.The Boot Loader:</text:p>
      <text:p text:style-name="P12"/>
      <text:p text:style-name="P13">1.1 Introduction:</text:p>
      <text:p text:style-name="P32"><text:span text:style-name="T7">booting</text:span><text:span text:style-name="T6"> is the initial set of operations that a </text:span><text:a xlink:type="simple" xlink:href="http://en.wikipedia.org/wiki/Computer_system"><text:span text:style-name="T16">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6">computer program</text:span></text:a><text:span text:style-name="T6"> that loads the main operating system or </text:span><text:span text:style-name="T9">runtime environment</text:span><text:span text:style-name="T16"> </text:span><text:span text:style-name="T4">for</text:span><text:span text:style-name="T6"> the computer after completion of self-tests.</text:span></text:p>
      <text:p text:style-name="P37">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4"/>
      <table:table table:name="Table1" table:style-name="Table1">
        <table:table-column table:style-name="Table1.A"/>
        <table:table-row>
          <table:table-cell table:style-name="Table1.A1" office:value-type="string">
            <text:p text:style-name="P62">Note the last 2 bytes</text:p>
          </table:table-cell>
        </table:table-row>
        <table:table-row>
          <table:table-cell table:style-name="Table1.A2" office:value-type="string">
            <text:p text:style-name="P63"><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6">Figure[1-1] The boot loader</text:p>
          </table:table-cell>
        </table:table-row>
      </table:table>
      <text:p text:style-name="P51"/>
      <text:p text:style-name="P43"><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7">[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11"/>
      <table:table table:name="Table2" table:style-name="Table2">
        <table:table-column table:style-name="Table2.A"/>
        <table:table-row>
          <table:table-cell table:style-name="Table2.A1" office:value-type="string">
            <text:p text:style-name="P55">.global start<text:line-break/>start:</text:p>
            <text:p text:style-name="P58">.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58">movw $start,%sp #set the stack pointer to the bootsector stack</text:p>
            <text:p text:style-name="P63"/>
          </table:table-cell>
        </table:table-row>
        <table:table-row>
          <table:table-cell table:style-name="Table2.A2" office:value-type="string">
            <text:p text:style-name="P63">Listing 1-1 : <text:s/>Boot sector starts at real mode </text:p>
          </table:table-cell>
        </table:table-row>
      </table:table>
      <text:p text:style-name="P48"/>
      <text:p text:style-name="P48">1.2 Enabling Protected Mode:</text:p>
      <text:p text:style-name="P45"><text:span text:style-name="T5">Next it switches to </text:span><text:span text:style-name="T8">protected mode </text:span><text:span text:style-name="T5">which allows </text:span><text:a xlink:type="simple" xlink:href="http://en.wikipedia.org/wiki/System_software"><text:span text:style-name="T17">system software</text:span></text:a><text:span text:style-name="T5"> to use features such as </text:span><text:a xlink:type="simple" xlink:href="http://en.wikipedia.org/wiki/Virtual_memory"><text:span text:style-name="T17">virtual memory</text:span></text:a><text:span text:style-name="T5">, </text:span><text:span text:style-name="T3">paging</text:span><text:span text:style-name="T17"> </text:span><text:span text:style-name="T5">and safe multi tasking.</text:span></text:p>
      <text:p text:style-name="P57"/>
      <text:p text:style-name="P56">1.2.1 Enabling A20 Gate:</text:p>
      <text:p text:style-name="P42">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5">A20.1:</text:p>
            <text:p text:style-name="P59">inb $0x64,%al</text:p>
            <text:p text:style-name="P61">testb $0x2,%al<text:line-break/>jnz A20.1<text:line-break/>movb $0xd1,%al</text:p>
            <text:p text:style-name="P59">outb %al,$0x64</text:p>
            <text:p text:style-name="P61">A20.2:</text:p>
            <text:p text:style-name="P58">inb $0x64,%al<text:line-break/>testb $0x2,%al<text:line-break/><text:soft-page-break/>jnz A20.2<text:line-break/>movb $0xdf,%al<text:line-break/>outb %al,$0x60</text:p>
            <text:p text:style-name="P63"/>
          </table:table-cell>
        </table:table-row>
        <table:table-row>
          <table:table-cell table:style-name="Table3.A2" office:value-type="string">
            <text:p text:style-name="P63">Listing 1-2 : Enabling A20 Gate</text:p>
          </table:table-cell>
        </table:table-row>
      </table:table>
      <text:p text:style-name="P44"/>
      <text:p text:style-name="Standard"/>
      <text:p text:style-name="P50">1.2.2 Setting up GDT:</text:p>
      <text:p text:style-name="P42">Next step is to enable segmentation <text:s/>, For that you need to setup a GDT[3] -Global Descriptor Table- , For the reason that in Protected mode you can't refer to segments simply by doing this : </text:p>
      <text:p text:style-name="P60">jmp 0000:7c00h</text:p>
      <text:p text:style-name="P60">jmp 0002:0020h</text:p>
      <text:p text:style-name="P46">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4"/>
            <text:p text:style-name="P64"><draw:frame draw:style-name="fr2" draw:name="graphics2" text:anchor-type="paragraph" svg:width="5.6898in" svg:height="1.3965in" draw:z-index="1"><draw:image xlink:href="Pictures/1000020100000200000000C0B8DB1F3C.png" xlink:type="simple" xlink:show="embed" xlink:actuate="onLoad"/></draw:frame></text:p>
            <text:p text:style-name="P64"/>
          </table:table-cell>
        </table:table-row>
        <table:table-row table:style-name="Table4.1">
          <table:table-cell table:style-name="Table4.A2" office:value-type="string">
            <text:p text:style-name="P54">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64"/>
          </table:table-cell>
        </table:table-row>
        <table:table-row>
          <table:table-cell table:style-name="Table4.A3" office:value-type="string">
            <text:p text:style-name="P64">Figure 1-2 : The GDT Descriptor</text:p>
            <text:p text:style-name="P64"/>
          </table:table-cell>
        </table:table-row>
      </table:table>
      <text:p text:style-name="Standard"/>
      <text:p text:style-name="Standard"/>
      <text:p text:style-name="P42">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5">gdt_table:</text:p>
            <text:p text:style-name="P59">.word gdt-gdt_end-1 #gdt table size....mostly 0x17<text:line-break/>.long gdt #gdt address</text:p>
            <text:p text:style-name="P61">gdt:</text:p>
            <text:p text:style-name="P59">.long 0,0 #Null segment<text:line-break/>.byte 0xff,0xff,0,0,0,0x9A,0xCF,0 #Code segment<text:line-break/>.byte 0xff,0xff,0,0,0,0x92,0xCF,0 #Data segment</text:p>
          </table:table-cell>
        </table:table-row>
        <table:table-row>
          <table:table-cell table:style-name="Table7.A2" office:value-type="string">
            <text:p text:style-name="P63">Listing 1-3 : Setting up GDT Table</text:p>
          </table:table-cell>
        </table:table-row>
      </table:table>
      <text:p text:style-name="Standard"/>
      <text:p text:style-name="Standard"/>
      <text:p text:style-name="P47">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55">switch_mode:</text:p>
            <text:p text:style-name="P58">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3"/>
          </table:table-cell>
        </table:table-row>
        <table:table-row>
          <table:table-cell table:style-name="Table5.A2" office:value-type="string">
            <text:p text:style-name="P63">Listing 1-4: loading gdt table and switching to protected mode.</text:p>
          </table:table-cell>
        </table:table-row>
      </table:table>
      <text:p text:style-name="Standard"/>
      <text:p text:style-name="P53">After doing this we set the value of data,stack,extra,f,g segments to the one in the GDT. Now we are fully working on protected mode and ready to load the kernel.</text:p>
      <text:p text:style-name="P53"/>
      <table:table table:name="Table6" table:style-name="Table6">
        <table:table-column table:style-name="Table6.A"/>
        <table:table-row>
          <table:table-cell table:style-name="Table6.A1" office:value-type="string">
            <text:p text:style-name="P55">protseg:</text:p>
            <text:p text:style-name="P58">.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3">Listing 1-5 : Setting Registers to the ones in the GDT </text:p>
          </table:table-cell>
        </table:table-row>
      </table:table>
      <text:p text:style-name="P49"/>
      <text:p text:style-name="P52">1.3 Loading the kernel Image:</text:p>
      <text:p text:style-name="P41"><text:span text:style-name="T19">Note That we're compiling the kernel as an ELF image , The </text:span><text:span text:style-name="T23">cmain</text:span><text:span text:style-name="T19">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21">ELFHDR-&gt;entry</text:span><text:span text:style-name="T19">) .</text:span></text:p>
      <text:p text:style-name="P41"><text:span text:style-name="T19">To do so it uses to functions , </text:span><text:span text:style-name="T23">readsect </text:span><text:span text:style-name="T19">and </text:span><text:span text:style-name="T23">readseg </text:span><text:span text:style-name="T18">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17">2. Establishing environment. </text:p>
      <text:p text:style-name="Standard"/>
      <text:p text:style-name="P38">After kernel is fetched from boot loader, environment is reset and memory thunks and segments are remapped. Several components are set before running the kernel:- </text:p>
      <text:p text:style-name="P74">1- Kernel stack. </text:p>
      <text:p text:style-name="P74">2- Segmentation and GDT. </text:p>
      <text:p text:style-name="P74">3- Page tables and directories. </text:p>
      <text:p text:style-name="P20"/>
      <text:p text:style-name="Standard"/>
      <text:p text:style-name="P15">2.1 Kernel Stack</text:p>
      <text:p text:style-name="Standard"/>
      <text:p text:style-name="P39">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5"><text:tab/>.p2align<text:tab/>PAGELG<text:tab/><text:tab/># Will pad allocation to 0x1000 byte </text:p>
            <text:p text:style-name="P25"><text:tab/>.global<text:tab/><text:tab/>kernel_stack </text:p>
            <text:p text:style-name="P25">kernel_stack: </text:p>
            <text:p text:style-name="P25"><text:tab/>.space<text:tab/><text:tab/>KERNEL_STACK </text:p>
            <text:p text:style-name="P25"><text:tab/>.global<text:tab/><text:tab/>kernel_stack_end </text:p>
            <text:p text:style-name="P25">kernel_stack_end: </text:p>
          </table:table-cell>
        </table:table-row>
        <table:table-row>
          <table:table-cell table:style-name="Listing21.A2" office:value-type="string">
            <text:p text:style-name="P24">Listing 2.1 - Kernel stack thunk. </text:p>
          </table:table-cell>
        </table:table-row>
      </table:table>
      <text:p text:style-name="Standard"/>
      <text:p text:style-name="P15">2.2 Segmentation and GDT</text:p>
      <text:p text:style-name="Standard"/>
      <text:p text:style-name="P38">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20"/>
      <text:p text:style-name="P20"><text:soft-page-break/></text:p>
      <text:p text:style-name="P20"/>
      <table:table table:name="Table22" table:style-name="Table22">
        <table:table-column table:style-name="Table22.A"/>
        <table:table-row>
          <table:table-cell table:style-name="Table22.A1" office:value-type="string">
            <text:p text:style-name="P25">gdt: </text:p>
            <text:p text:style-name="P25"><text:tab/>.long 0,0 </text:p>
            <text:p text:style-name="P25"><text:tab/>SEGMENT(0xffffffff,-KERNEL_ADDR, SEGACS_RW|SEGACS_X)<text:tab/># code seg </text:p>
            <text:p text:style-name="P25"><text:tab/>SEGMENT(0xffffffff,-KERNEL_ADDR, SEGACS_RW)<text:tab/># data seg </text:p>
            <text:p text:style-name="P25">gdt_end: </text:p>
          </table:table-cell>
        </table:table-row>
        <table:table-row>
          <table:table-cell table:style-name="Table22.A2" office:value-type="string">
            <text:p text:style-name="P24">Listing 2.2 - Kernel Initial Global descriptor table.</text:p>
          </table:table-cell>
        </table:table-row>
      </table:table>
      <text:p text:style-name="Standard"/>
      <text:p text:style-name="P36">CATernel adopts a memory map that is not like any *nix system. Kernel is mapped to high memory addresses like windows. However we are not planning to be a UNIX like operating system. </text:p>
      <text:p text:style-name="P20"/>
      <text:p text:style-name="Standard"><text:span text:style-name="T14">2.3 Page tables and directories</text:span> </text:p>
      <text:p text:style-name="Standard"/>
      <text:p text:style-name="P34">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3.<text:span text:style-name="T25">Drivers :</text:span></text:p>
      <text:p text:style-name="P17"/>
      <text:p text:style-name="P8">3.1: CMOS/RTC :</text:p>
      <text:p text:style-name="P19"/>
      <text:p text:style-name="P22">CMOS Complementary metal–oxide–semiconductor , including the RTC -Real time clock- is responsible for saving 50 or 114 bytes of setup information for the BIOS , it includes a battery that keeps the clock active. </text:p>
      <text:p text:style-name="P22"/>
      <text:p text:style-name="P22">CMOS is accessed through I/O ports 0x70 and 0x71 , the ports specifications are </text:p>
      <text:p text:style-name="P22">as follows : note that indexing is little endian [RTL]</text:p>
      <text:p text:style-name="P22"/>
      <table:table table:name="Table8" table:style-name="Table8">
        <table:table-column table:style-name="Table8.A"/>
        <table:table-row>
          <table:table-cell table:style-name="Table8.A1" office:value-type="string">
            <text:p text:style-name="P71">a) </text:p>
            <text:p text:style-name="P71">0070<text:tab/>w<text:tab/>CMOS RAM index register port (ISA, EISA) </text:p>
            <text:p text:style-name="P71"><text:tab/><text:tab/> bit 7<text:tab/> = 1 <text:s/>NMI disabled </text:p>
            <text:p text:style-name="P71"><text:tab/><text:tab/><text:tab/> = 0 <text:s/>NMI enabled </text:p>
            <text:p text:style-name="P71"><text:tab/><text:tab/> bit 6-0 <text:s text:c="5"/>CMOS RAM index (64 bytes, sometimes 128 bytes) </text:p>
            <text:p text:style-name="P71"/>
            <text:p text:style-name="P71"><text:tab/><text:tab/>any write to 0070 should be followed by an action to 0071 </text:p>
            <text:p text:style-name="P71"><text:tab/><text:tab/>or the RTC wil be left in an unknown state. </text:p>
            <text:p text:style-name="P71"/>
            <text:p text:style-name="P71">b) </text:p>
            <text:p text:style-name="P71">0071<text:tab/>r/w<text:tab/>CMOS RAM data port (ISA, EISA) </text:p>
            <text:p text:style-name="P71"><text:tab/><text:tab/>RTC registers: </text:p>
            <text:p text:style-name="P71"><text:tab/><text:tab/>00 <text:s text:c="3"/>current second in BCD </text:p>
            <text:p text:style-name="P71"><text:tab/><text:tab/>01 <text:s text:c="3"/>alarm second <text:s text:c="2"/>in BCD </text:p>
            <text:p text:style-name="P71"><text:tab/><text:tab/>02 <text:s text:c="3"/>current minute in BCD </text:p>
            <text:p text:style-name="P71"><text:tab/><text:tab/>03 <text:s text:c="3"/>alarm minute <text:s text:c="2"/>in BCD </text:p>
            <text:p text:style-name="P71"><text:tab/><text:tab/>04 <text:s text:c="3"/>current hour in BCD </text:p>
            <text:p text:style-name="P71"><text:tab/><text:tab/>05 <text:s text:c="3"/>alarm hour <text:s text:c="2"/>in BCD </text:p>
            <text:p text:style-name="P71"><text:tab/><text:tab/>06 <text:s text:c="3"/>day of week <text:s/>in BCD </text:p>
            <text:p text:style-name="P71"><text:tab/><text:tab/>07 <text:s text:c="3"/>day of month in BCD </text:p>
            <text:p text:style-name="P71"><text:tab/><text:tab/>08 <text:s text:c="3"/>month in BCD </text:p>
            <text:p text:style-name="P71"><text:tab/><text:tab/>09 <text:s text:c="3"/>year <text:s/>in BCD (00-99) </text:p>
            <text:p text:style-name="P71"><text:tab/><text:tab/>0A <text:s text:c="3"/>status register A </text:p>
            <text:p text:style-name="P71"><text:tab/><text:tab/> <text:s text:c="6"/>bit 7 = 1 <text:s/>update in progress </text:p>
            <text:p text:style-name="P71"><text:tab/><text:tab/> <text:s text:c="6"/>bit 6-4 divider that identifies the time-based </text:p>
            <text:p text:style-name="P71"><text:tab/><text:tab/><text:tab/><text:tab/>frequency </text:p>
            <text:p text:style-name="P71"><text:tab/><text:tab/> <text:s text:c="6"/>bit 3-0 rate selection output <text:s/>frequency and int. rate </text:p>
            <text:p text:style-name="P71"><text:tab/><text:tab/>0B <text:s text:c="3"/>status register B </text:p>
            <text:p text:style-name="P71"><text:tab/><text:tab/> <text:s text:c="6"/>bit 7 = 0 <text:s/>run </text:p>
            <text:p text:style-name="P71"><text:tab/><text:tab/><text:tab/> <text:s text:c="4"/>= 1 <text:s/>halt </text:p>
            <text:p text:style-name="P71"><text:tab/><text:tab/> <text:s text:c="6"/>bit 6 = 1 <text:s/>enable periodic interrupt </text:p>
            <text:p text:style-name="P71"><text:tab/><text:tab/> <text:s text:c="6"/>bit 5 = 1 <text:s/>enable alarm interrupt </text:p>
            <text:p text:style-name="P71"><text:tab/><text:tab/> <text:s text:c="6"/>bit 4 = 1 <text:s/>enable update-ended interrupt </text:p>
            <text:p text:style-name="P71"><text:tab/><text:tab/> <text:s text:c="6"/>bit 3 = 1 <text:s/>enable square wave interrupt </text:p>
            <text:p text:style-name="P71"><text:soft-page-break/><text:tab/><text:tab/> <text:s text:c="6"/>bit 2 = 1 <text:s/>calendar is in binary format </text:p>
            <text:p text:style-name="P71"><text:tab/><text:tab/><text:tab/> <text:s text:c="4"/>= 0 <text:s/>calendar is in BCD format </text:p>
            <text:p text:style-name="P71"><text:tab/><text:tab/> <text:s text:c="6"/>bit 1 = 1 <text:s/>24-hour mode </text:p>
            <text:p text:style-name="P71"><text:tab/><text:tab/><text:tab/> <text:s text:c="4"/>= 0 <text:s/>12-hour mode </text:p>
            <text:p text:style-name="P71"><text:tab/><text:tab/> <text:s text:c="6"/>bit 0 = 1 <text:s/>enable daylight savings time. only in USA. </text:p>
            <text:p text:style-name="P71"><text:tab/><text:tab/><text:tab/><text:tab/> <text:s/>useless in Europe. Some DOS versions clear </text:p>
            <text:p text:style-name="P71"><text:tab/><text:tab/><text:tab/><text:tab/> <text:s/>this bit when you use the DAT/TIME command. </text:p>
            <text:p text:style-name="P71"><text:tab/><text:tab/><text:tab/>. </text:p>
            <text:p text:style-name="P71"><text:tab/><text:tab/><text:tab/>. </text:p>
            <text:p text:style-name="P71"><text:tab/><text:tab/><text:tab/>.</text:p>
          </table:table-cell>
        </table:table-row>
        <table:table-row>
          <table:table-cell table:style-name="Table8.A2" office:value-type="string">
            <text:p text:style-name="P65">Listing 3.1 CMOS Ports , a) I/O Port 0x70 , b) I/O Port 0x71 [1] </text:p>
          </table:table-cell>
        </table:table-row>
      </table:table>
      <text:p text:style-name="P19"/>
      <text:p text:style-name="P23">CMOS values are accessed one byte at a time so we refer to each byte as a CMOS Register, The first 14 CMOS registers access and control the Real-Time Clock. </text:p>
      <text:p text:style-name="P28"><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8"/>
      <text:p text:style-name="P23">So port 0x70 is used to select the CMOS Register to read , so if you want to read register 0A which holds Status A register you simply do this : </text:p>
      <text:p text:style-name="P26">outb(0xA,0x70);</text:p>
      <text:p text:style-name="P26"/>
      <text:p text:style-name="P29">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2"><text:span text:style-name="T20">/* CMOS Registers */</text:span> </text:p>
            <text:p text:style-name="P70">#define CMOS_INDEXPORT <text:tab/>0x70<text:tab/></text:p>
            <text:p text:style-name="P70">#define CMOS_DATAPORT <text:tab/>0x71<text:tab/> </text:p>
            <text:p text:style-name="P70">/* RTC Registers */ </text:p>
            <text:p text:style-name="P70">#define<text:tab/>RTC_SECONDS<text:tab/>0x0 </text:p>
            <text:p text:style-name="P70">#define RTC_ALRMSECOND<text:tab/>0x1 </text:p>
            <text:p text:style-name="P70">#define RTC_MINUTES<text:tab/>0x2 </text:p>
            <text:p text:style-name="P70"><text:tab/>. </text:p>
            <text:p text:style-name="P70"><text:tab/>. </text:p>
            <text:p text:style-name="P70"><text:tab/>.</text:p>
          </table:table-cell>
        </table:table-row>
        <table:table-row>
          <table:table-cell table:style-name="Table9.A2" office:value-type="string">
            <text:p text:style-name="P64">Listing 3.2 cmos.h </text:p>
          </table:table-cell>
        </table:table-row>
      </table:table>
      <text:p text:style-name="P20"/>
      <text:p text:style-name="P20">From here we can introduce the first CMOS function ,<text:span text:style-name="T24">cmos_get_reg</text:span>; which will <text:soft-page-break/>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20">Then it offsets the index register to the desired register to read held in the parameter "value" , finally reads it from the Data port(0x71) and return it. </text:p>
      <text:p text:style-name="P20"/>
      <text:p text:style-name="P20"/>
      <table:table table:name="Table10" table:style-name="Table10">
        <table:table-column table:style-name="Table10.A"/>
        <table:table-row>
          <table:table-cell table:style-name="Table10.A1" office:value-type="string">
            <text:p text:style-name="P67">uint32_t cmos_get_reg(uint8_t value){ </text:p>
            <text:p text:style-name="P67"><text:tab/>uint32_t val; </text:p>
            <text:p text:style-name="P67"><text:tab/>uint8_t update; </text:p>
            <text:p text:style-name="P67"><text:tab/>//check status </text:p>
            <text:p text:style-name="P67"><text:tab/>while(update == 0x80){ </text:p>
            <text:p text:style-name="P67"><text:tab/><text:tab/>outb(RTC_STATUS_A,CMOS_INDEXPORT); </text:p>
            <text:p text:style-name="P67"><text:tab/><text:tab/>update = inb(CMOS_DATAPORT); </text:p>
            <text:p text:style-name="P67"><text:tab/>} </text:p>
            <text:p text:style-name="P67"><text:tab/>cli(); </text:p>
            <text:p text:style-name="P67"><text:tab/>//get the value </text:p>
            <text:p text:style-name="P67"><text:tab/>outb(value,CMOS_INDEXPORT); </text:p>
            <text:p text:style-name="P67"><text:tab/>val = inb(CMOS_DATAPORT); </text:p>
            <text:p text:style-name="P67"><text:tab/>return val;</text:p>
            <text:p text:style-name="P67">}</text:p>
          </table:table-cell>
        </table:table-row>
        <table:table-row>
          <table:table-cell table:style-name="Table10.A2" office:value-type="string">
            <text:p text:style-name="P64">Listing 3.3 cmos.c , reading cmos register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Next function is <text:span text:style-name="T24">cmos_get_time</text:span> which is similar to <text:span text:style-name="T24">cmos_get_reg </text:span>which deals only with time -register 0:9- <text:s/>, The function is to be deprecated.</text:p>
      <text:p text:style-name="P20"><text:soft-page-break/></text:p>
      <text:p text:style-name="P20">Finally ,<text:span text:style-name="T24">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20"/>
      <table:table table:name="Table11" table:style-name="Table11">
        <table:table-column table:style-name="Table11.A"/>
        <table:table-row>
          <table:table-cell table:style-name="Table11.A1" office:value-type="string">
            <text:p text:style-name="P68">/*those 3 sets the respective bit to zero so we mask with AND*/ </text:p>
            <text:p text:style-name="P68"><text:s/><text:tab/>if(stat==STAT_RUN || stat==STAT_CAL_BCD || stat==STAT_CAL_HR12) </text:p>
            <text:p text:style-name="P68"><text:tab/> <text:s/>New_Stat &amp;= stat; </text:p>
            <text:p text:style-name="P68"><text:s/><text:tab/>else </text:p>
            <text:p text:style-name="P68"><text:tab/> <text:s/>New_Stat |= stat;</text:p>
          </table:table-cell>
        </table:table-row>
        <table:table-row>
          <table:table-cell table:style-name="Table11.A2" office:value-type="string">
            <text:p text:style-name="P66">Listing 3.4 <text:s/>setting status B power options.</text:p>
          </table:table-cell>
        </table:table-row>
      </table:table>
      <text:p text:style-name="P20"/>
      <text:p text:style-name="P20">The rest of the registers are not yet used hence not yet supported.</text:p>
      <text:p text:style-name="P78"/>
      <text:p text:style-name="P20"/>
      <text:p text:style-name="P20"/>
      <text:p text:style-name="P30">[1]: The full detailed prots description can be found at <text:a xlink:type="simple" xlink:href="http://bochs.sourceforge.net/techspec/PORTS.LST">http://bochs.sourceforge.net/techspec/PORTS.LST</text:a> </text:p>
      <text:p text:style-name="P30"/>
      <text:p text:style-name="P30">[2]: Refer to interrupts chapter for more detail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26">3.2 Video</text:span> </text:p>
      <text:p text:style-name="P30"/>
      <text:p text:style-name="P38">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30"/>
      <text:p text:style-name="P30"><text:span text:style-name="T14">3.2.1 CGA(Color Graphic Adapter)</text:span> </text:p>
      <text:p text:style-name="P30"/>
      <text:p text:style-name="P79">As mentioned earlier CGA is an old graphic adapter which we choosed to support first in CATernel. It supports two modes, Text mode and Graphic mode. for now we are only using the Text mode. </text:p>
      <text:p text:style-name="P79"/>
      <text:p text:style-name="P30"><text:span text:style-name="T29">3.2.1.1 Text Mode</text:span> </text:p>
      <text:p text:style-name="P30"/>
      <text:p text:style-name="P21">CGA has two text modes with a fixed character size. </text:p>
      <text:p text:style-name="P21"><text:span text:style-name="T28">40x25 Mode</text:span> : Each character is 8x8 dots size and has up to 16 colors with resolution of 320x200. </text:p>
      <text:p text:style-name="P21"><text:span text:style-name="T28">80x25 Mode</text:span> : It has the same character size and same color count, but with 640x200 resolution. </text:p>
      <text:p text:style-name="P21"/>
      <text:p text:style-name="P38">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30"/>
      <table:table table:name="Table32" table:style-name="Table32">
        <table:table-column table:style-name="Table32.A"/>
        <table:table-row>
          <table:table-cell table:style-name="Table32.A1" office:value-type="string">
            <text:p text:style-name="P30"><text:tab/>bit 0 = Blue foreground </text:p>
            <text:p text:style-name="P30"><text:tab/>bit 1 = Green foreground </text:p>
            <text:p text:style-name="P30"><text:tab/>bit 2 = Red foreground </text:p>
            <text:p text:style-name="P30"><text:tab/>bit 3 = Bright foreground </text:p>
            <text:p text:style-name="P30"><text:tab/>bit 4 = Blue background </text:p>
            <text:p text:style-name="P30"><text:tab/>bit 5 = Green background </text:p>
            <text:p text:style-name="P30"><text:soft-page-break/><text:tab/>bit 6 = Red background </text:p>
            <text:p text:style-name="P30"><text:tab/>bit 7 = Bright background (blink characters) </text:p>
          </table:table-cell>
        </table:table-row>
        <table:table-row>
          <table:table-cell table:style-name="Table32.A2" office:value-type="string">
            <text:p text:style-name="P31">Listing 3.5 Character color attributes </text:p>
          </table:table-cell>
        </table:table-row>
      </table:table>
      <text:p text:style-name="P30"/>
      <text:p text:style-name="P30"/>
      <text:p text:style-name="P30"/>
      <text:p text:style-name="P30"/>
      <text:p text:style-name="P30"/>
      <text:p text:style-name="P38">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8">and since we are working on a 80*25 then we wont need more than 4 bytes. for getting the value i read from the data register after specifying the index I want to read and I <text:span text:style-name="T24">inb</text:span> the value coming from the data port. for example: </text:p>
      <text:p text:style-name="P38">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8">also you may notice that CGA_BUFF_OFFSET. which is the offset of the CGA video RAM in memory. </text:p>
      <text:p text:style-name="P38"/>
      <text:p text:style-name="P75"><text:span text:style-name="T28">cga_putc:</text:span> </text:p>
      <text:p text:style-name="P38">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8"/>
      <text:p text:style-name="P38"/>
      <text:p text:style-name="P75"><text:soft-page-break/><text:span text:style-name="T28">cga_putstr:</text:span> </text:p>
      <text:p text:style-name="P38">this function passes a pointer to an array of characters which are passed in a loop character at a time till we reach the null terminator character. </text:p>
      <text:p text:style-name="P38"/>
      <text:p text:style-name="P76">CGA Ports:</text:p>
      <table:table table:name="Table36" table:style-name="Table36">
        <table:table-column table:style-name="Table36.A"/>
        <table:table-row>
          <table:table-cell table:style-name="Table36.A1" office:value-type="string">
            <text:p text:style-name="P69">0x3D4<text:tab/>-<text:tab/>index register</text:p>
            <text:p text:style-name="P69">0x3D5<text:tab/>-<text:tab/>data register</text:p>
            <text:p text:style-name="P69">0x3D6<text:tab/>-<text:tab/>same as 0x3D4</text:p>
            <text:p text:style-name="P69">0x3D7<text:tab/>-<text:tab/>same as 0x3D5</text:p>
            <text:p text:style-name="P69"/>
            <text:p text:style-name="P69">0x3D8<text:tab/>-<text:tab/>CGA mode control register</text:p>
            <text:p text:style-name="P69">|-&gt;<text:tab/>bit 5 - blink register </text:p>
            <text:p text:style-name="P69">|-&gt;<text:tab/>bit 4 - 640*200 High-Resolution register </text:p>
            <text:p text:style-name="P69">|-&gt;<text:tab/>bit 3 - video register (if cleared the screen wont output)</text:p>
            <text:p text:style-name="P69">|-&gt;<text:tab/>bit 2 - Monochrome </text:p>
            <text:p text:style-name="P69">|-&gt;<text:tab/>bit 1 - text mode </text:p>
            <text:p text:style-name="P69">|-&gt;<text:tab/>bit 0 - Resolution </text:p>
            <text:p text:style-name="P69"/>
            <text:p text:style-name="P69">0x3D9<text:tab/>-<text:tab/>Palette Register / Color control register</text:p>
            <text:p text:style-name="P69">|-&gt;<text:tab/>bit5 - chooses color set </text:p>
            <text:p text:style-name="P69">|-&gt;<text:tab/>bit4 - if set the characters show in intense</text:p>
            <text:p text:style-name="P69">|-&gt;<text:tab/>bit3 - intense border in 40*25 and intense background in <text:tab/>300*200 and intense foreground in 640*200</text:p>
            <text:p text:style-name="P69">|-&gt;<text:tab/>bit2 - red borders in 40*25, red background in 300*200, <text:tab/>red foreground in 640*200</text:p>
            <text:p text:style-name="P69">|-&gt;<text:tab/>bit1 - green border in 40*25, red backround in 300*200, <text:tab/>red foreground in 640*200</text:p>
            <text:p text:style-name="P69">|-&gt;<text:tab/>bit0 - blute border in 40*25, red background in 300*200, <text:tab/>red foreground in 640*200</text:p>
            <text:p text:style-name="P69"/>
            <text:p text:style-name="P69">0x3DA<text:tab/>-<text:tab/>Status register</text:p>
            <text:p text:style-name="P69">|-&gt;<text:tab/>bit3 - if set then in vertical retrace.</text:p>
            <text:p text:style-name="P69">|-&gt;<text:tab/>bit2 – light pin switch off</text:p>
            <text:p text:style-name="P73"><text:span text:style-name="T22">|-&gt;<text:tab/>bit1 - </text:span><text:span text:style-name="T20">positive edge from light pen has set trigger</text:span></text:p>
            <text:p text:style-name="P69">|-&gt;<text:tab/>bit0 – 0 do not use memory.</text:p>
            <text:p text:style-name="P69"/>
            <text:p text:style-name="P69">0x3DB<text:tab/>-<text:tab/>clear light pen trigger</text:p>
            <text:p text:style-name="P69">0x3DC<text:tab/>-<text:tab/>set <text:s text:c="2"/>light pen trigger</text:p>
          </table:table-cell>
        </table:table-row>
        <table:table-row>
          <table:table-cell table:style-name="Table36.A2" office:value-type="string">
            <text:p text:style-name="P65">Listing 3.6 CGA Ports</text:p>
          </table:table-cell>
        </table:table-row>
      </table:table>
      <text:p text:style-name="P76"/>
      <text:p text:style-name="P76"><text:soft-page-break/>Console dependency:</text:p>
      <text:p text:style-name="P40"><text:span text:style-name="T5">The early console depends on the video driver and keyboard. On the console there's several wrapper functions for the video driver like </text:span><text:span text:style-name="T13">console_putc ,</text:span><text:span text:style-name="T10"> </text:span><text:span text:style-name="T13">putchr </text:span><text:span text:style-name="T10">and </text:span><text:span text:style-name="T13">console_clear.</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7"><text:soft-page-break/><text:span text:style-name="T27">3.3 PS/2 Keyboard</text:span><text:span text:style-name="T13"> </text:span></text:p>
      <text:p text:style-name="P83">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83">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86"/>
      <table:table table:name="Table37" table:style-name="Table37">
        <table:table-column table:style-name="Table37.A"/>
        <table:table-row>
          <table:table-cell table:style-name="Table37.A1" office:value-type="string">
            <text:p text:style-name="P90">0064<text:tab/>r<text:tab/>KB controller read status (ISA, EISA) </text:p>
            <text:p text:style-name="P85"><text:tab/>bit 7 = 1 parity error on transmission from keyboard </text:p>
            <text:p text:style-name="P85"><text:tab/>bit 6 = 1 receive timeout </text:p>
            <text:p text:style-name="P85"><text:tab/>bit 5 = 1 transmit timeout </text:p>
            <text:p text:style-name="P85"><text:tab/>bit 4 = 0 keyboard inhibit </text:p>
            <text:p text:style-name="P85"><text:tab/>bit 3 = 1 data in input register is command </text:p>
            <text:p text:style-name="P85"><text:tab/><text:tab/> 0 data in input register is data </text:p>
            <text:p text:style-name="P85"><text:tab/>bit 2<text:tab/>system flag status.</text:p>
            <text:p text:style-name="P85"><text:tab/>bit 1 = 1 input buffer full </text:p>
            <text:p text:style-name="P85"><text:tab/>bit 0 = 1 output buffer full </text:p>
          </table:table-cell>
        </table:table-row>
        <table:table-row>
          <table:table-cell table:style-name="Table37.A2" office:value-type="string">
            <text:p text:style-name="P87">Listing 3.7 Keyboard Status port</text:p>
          </table:table-cell>
        </table:table-row>
      </table:table>
      <text:p text:style-name="P86"/>
      <text:p text:style-name="P83">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83">A keyboard interrupt handler reads the scan code and starts determining what key was pressed and then it is returned to interrupt issuer. </text:p>
      <text:p text:style-name="P86"/>
      <text:p text:style-name="P86"/>
      <text:p text:style-name="P86"/>
      <text:p text:style-name="P77"><text:soft-page-break/><text:span text:style-name="T11">Console dependency</text:span><text:span text:style-name="T13"> </text:span></text:p>
      <text:p text:style-name="P84"><text:span text:style-name="T5">Console uses keyboard controller as an input device, a wrapper function called </text:span><text:span text:style-name="T13">console_getc</text:span><text:span text:style-name="T5"> issues a keyboard interrupt and and index that char to a screen position(but char is not printed).</text:span></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9"><text:soft-page-break/><text:span text:style-name="T30">3.4 Intel 8259 PIC(Programmable Interrupt Controller)</text:span><text:span text:style-name="T5"></text:span></text:p>
      <text:p text:style-name="P89"><text:span text:style-name="T5"></text:span></text:p>
      <text:p text:style-name="P84"><text:span text:style-name="T5"></text:span></text:p>
      <text:p text:style-name="P84"><text:span text:style-name="T5">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span></text:p>
      <text:p text:style-name="P84"><text:span text:style-name="T5"></text:span></text:p>
      <table:table table:name="Table12" table:style-name="Table12">
        <table:table-column table:style-name="Table12.A"/>
        <table:table-row>
          <table:table-cell table:style-name="Table12.A1" office:value-type="string">
            <text:p text:style-name="P73"><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4">Figure 3.1 IVT listed by Bochs</text:p>
          </table:table-cell>
        </table:table-row>
      </table:table>
      <text:p text:style-name="P84"><text:soft-page-break/><text:span text:style-name="T5"/></text:p>
      <text:p text:style-name="P89"><text:span text:style-name="T5"></text:span><text:span text:style-name="T14">3.4.1 Master and Slave PIC</text:span><text:span text:style-name="T5"></text:span></text:p>
      <text:p text:style-name="P89"><text:span text:style-name="T5"></text:span></text:p>
      <text:p text:style-name="P84"><text:span text:style-name="T5">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span></text:p>
      <table:table table:name="Table13" table:style-name="Table13">
        <table:table-column table:style-name="Table13.A"/>
        <table:table-row>
          <table:table-cell table:style-name="Table13.A1" office:value-type="string">
            <text:p text:style-name="P92"><text:span text:style-name="T19">1- Intel i8253 PIT</text:span></text:p>
            <text:p text:style-name="P92"><text:span text:style-name="T19">2- Keyboard</text:span></text:p>
            <text:p text:style-name="P92"><text:span text:style-name="T19">3- Video Interrupt</text:span></text:p>
            <text:p text:style-name="P92"><text:span text:style-name="T19">4- Serial port 2</text:span></text:p>
            <text:p text:style-name="P92"><text:span text:style-name="T19">5- Serial port 1</text:span></text:p>
            <text:p text:style-name="P92"><text:span text:style-name="T19">6- Fixed Disk</text:span></text:p>
            <text:p text:style-name="P92"><text:span text:style-name="T19">7- Floppy disk</text:span></text:p>
            <text:p text:style-name="P92"><text:span text:style-name="T19">8- Parallel printer</text:span></text:p>
            <text:p text:style-name="P92"><text:span text:style-name="T19">9- Real time clock (RTC)</text:span></text:p>
            <text:p text:style-name="P92"><text:span text:style-name="T19">10- Cascade Redirect</text:span></text:p>
            <text:p text:style-name="P92"><text:span text:style-name="T19">13- Mouse interrupt</text:span></text:p>
            <text:p text:style-name="P92"><text:span text:style-name="T19">14- Coprocessor exception</text:span></text:p>
            <text:p text:style-name="P92"><text:span text:style-name="T19">15- Primary Hard disk</text:span></text:p>
            <text:p text:style-name="P92"><text:span text:style-name="T19">16- Secondary Hard disk</text:span></text:p>
          </table:table-cell>
        </table:table-row>
        <table:table-row>
          <table:table-cell table:style-name="Table13.A2" office:value-type="string">
            <text:p text:style-name="P88"><text:span text:style-name="T19">Listing 3.8 PIC Interrupt requests (IRQs)</text:span></text:p>
          </table:table-cell>
        </table:table-row>
      </table:table>
      <text:p text:style-name="P89"><text:span text:style-name="T5"/></text:p>
      <text:p text:style-name="P84"><text:span text:style-name="T5">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span></text:p>
      <text:p text:style-name="P84"><text:span text:style-name="T5"></text:span></text:p>
      <text:p text:style-name="P84"><text:span text:style-name="T5"/></text:p>
      <text:p text:style-name="P84"><text:span text:style-name="T5"/></text:p>
      <text:p text:style-name="P84"><text:span text:style-name="T5"/></text:p>
      <table:table table:name="Table14" table:style-name="Table14">
        <table:table-column table:style-name="Table14.A"/>
        <text:soft-page-break/>
        <table:table-row>
          <table:table-cell table:style-name="Table14.A1" office:value-type="string">
            <text:p text:style-name="P92"><text:span text:style-name="T19">0020<text:tab/>w<text:tab/>PIC initialization command word ICW1</text:span></text:p>
            <text:p text:style-name="P92"><text:span text:style-name="T19"><text:tab/><text:tab/> bit 7-5 = 0 <text:s/>only used in 80/85 mode</text:span></text:p>
            <text:p text:style-name="P92"><text:span text:style-name="T19"><text:tab/><text:tab/> bit 4 = 1 <text:s/>ICW1 is being issued</text:span></text:p>
            <text:p text:style-name="P92"><text:span text:style-name="T19"><text:tab/><text:tab/> bit 3 = 0 <text:s/>edge triggered mode</text:span></text:p>
            <text:p text:style-name="P92"><text:span text:style-name="T19"><text:tab/><text:tab/><text:tab/> <text:s/>= 1 <text:s/>level triggered mode</text:span></text:p>
            <text:p text:style-name="P92"><text:span text:style-name="T19"><text:tab/><text:tab/> bit 2 = 0 <text:s/>successive interrupt vectors use 8 bytes</text:span></text:p>
            <text:p text:style-name="P92"><text:span text:style-name="T19"><text:tab/><text:tab/><text:tab/> <text:s/>= 1 <text:s/>successive interrupt vectors use 4 bytes</text:span></text:p>
            <text:p text:style-name="P92"><text:span text:style-name="T19"><text:tab/><text:tab/> bit 1 = 0 <text:s/>cascade mode</text:span></text:p>
            <text:p text:style-name="P92"><text:span text:style-name="T19"><text:tab/><text:tab/><text:tab/> <text:s/>= 1 <text:s/>single mode, no ICW3 needed</text:span></text:p>
            <text:p text:style-name="P92"><text:span text:style-name="T19"><text:tab/><text:tab/> bit 0 = 0 <text:s/>no ICW4 needed</text:span></text:p>
            <text:p text:style-name="P92"><text:span text:style-name="T19"><text:tab/><text:tab/><text:tab/> <text:s/>= 1 <text:s/>ICW4 needed</text:span></text:p>
          </table:table-cell>
        </table:table-row>
        <table:table-row>
          <table:table-cell table:style-name="Table14.A2" office:value-type="string">
            <text:p text:style-name="P93"><text:span text:style-name="T19">Listing 3.9 Port 0x20 flags for ICW1</text:span></text:p>
          </table:table-cell>
        </table:table-row>
      </table:table>
      <text:p text:style-name="P91"><text:span text:style-name="T5"></text:span></text:p>
      <text:p text:style-name="P91"><text:span text:style-name="T5"></text:span></text:p>
      <text:p text:style-name="P91"><text:span text:style-name="T5"/></text:p>
      <text:p text:style-name="P91"><text:span text:style-name="T5"></text:span></text:p>
      <text:p text:style-name="P91"><text:span text:style-name="T5"><text:tab/></text:span></text:p>
      <text:p text:style-name="P84"><text:span text:style-name="T5"></text:span></text:p>
      <text:p text:style-name="P89"><text:span text:style-name="T14">3.4.2 PIC in protected mode</text:span><text:span text:style-name="T5"></text:span></text:p>
      <text:p text:style-name="P84"><text:span text:style-name="T5">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span></text:p>
      <text:p text:style-name="P84"><text:span text:style-name="T5"></text:span></text:p>
      <text:p text:style-name="P89"><text:span text:style-name="T8">3.4.2.1 Initializing PICs</text:span></text:p>
      <text:p text:style-name="P84"><text:span text:style-name="T5">PIC initialization is done once the kernel have reached protected mode main-flow execution. It enables IRQs to be handled using IDT after offsetting them so CATernel would be able to use PIC in protected mode. this is done on four steps</text:span></text:p>
      <text:p text:style-name="P84"><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oft-page-break/><text:span text:style-name="T5">index. Fourth Step, ICW4 takes a value with 8088/8086 mode flag set. However other flags are also active (0/1).</text:span></text:p>
      <text:p text:style-name="P84"><text:span text:style-name="T5"/></text:p>
      <text:p text:style-name="P89"><text:span text:style-name="T14">3.4.3 Masked Interrupts</text:span><text:span text:style-name="T5"></text:span></text:p>
      <text:p text:style-name="P89"><text:span text:style-name="T5"></text:span></text:p>
      <text:p text:style-name="P84"><text:span text:style-name="T5">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span></text:p>
      <table:table table:name="Table15" table:style-name="Table15">
        <table:table-column table:style-name="Table15.A"/>
        <table:table-row>
          <table:table-cell table:style-name="Table15.A1" office:value-type="string">
            <text:p text:style-name="P92"><text:span text:style-name="T19">0021<text:tab/>r/w<text:tab/>PIC master interrupt mask register</text:span></text:p>
            <text:p text:style-name="P92"><text:span text:style-name="T19"><text:tab/><text:tab/>OCW1:</text:span></text:p>
            <text:p text:style-name="P92"><text:span text:style-name="T19"><text:tab/><text:tab/> bit 7 = 0 <text:s/>enable parallel printer interrupt</text:span></text:p>
            <text:p text:style-name="P92"><text:span text:style-name="T19"><text:tab/><text:tab/> bit 6 = 0 <text:s/>enable diskette interrupt</text:span></text:p>
            <text:p text:style-name="P92"><text:span text:style-name="T19"><text:tab/><text:tab/> bit 5 = 0 <text:s/>enable fixed disk interrupt</text:span></text:p>
            <text:p text:style-name="P92"><text:span text:style-name="T19"><text:tab/><text:tab/> bit 4 = 0 <text:s/>enable serial port 1 interrupt</text:span></text:p>
            <text:p text:style-name="P92"><text:span text:style-name="T19"><text:tab/><text:tab/> bit 3 = 0 <text:s/>enable serial port 2 interrupt</text:span></text:p>
            <text:p text:style-name="P92"><text:span text:style-name="T19"><text:tab/><text:tab/> bit 2 = 0 <text:s/>enable video interrupt</text:span></text:p>
            <text:p text:style-name="P92"><text:span text:style-name="T19"><text:tab/><text:tab/> bit 1 = 0 <text:s/>enable keyboard, mouse, RTC interrupt</text:span></text:p>
            <text:p text:style-name="P92"><text:span text:style-name="T19"><text:tab/><text:tab/> bit 0 = 0 <text:s/>enable timer interrupt</text:span></text:p>
          </table:table-cell>
        </table:table-row>
        <table:table-row>
          <table:table-cell table:style-name="Table15.A2" office:value-type="string">
            <text:p text:style-name="P93"><text:span text:style-name="T19">Listing 3.10 IMR in Master PIC</text:span></text:p>
          </table:table-cell>
        </table:table-row>
      </table:table>
      <text:p text:style-name="P84"><text:span text:style-name="T5">Such a functionality gives the ability to disable the whole PIC by setting all flags on both master and slave PICs.</text:span></text:p>
      <text:p text:style-name="P84"><text:span text:style-name="T5"/></text:p>
      <text:p text:style-name="P89"><text:span text:style-name="T14">3.4.4 EOI End Of Interrupt</text:span><text:span text:style-name="T5"></text:span></text:p>
      <text:p text:style-name="P84"><text:span text:style-name="T5">EOI must be used by an IRQ handler since it notifies the PIC that issued an interrupt that the interrupt handler has finished its execusion, so the PIC should insert its blocked interrupt (if exists) to processor.</text:span></text:p>
      <text:p text:style-name="P84"><text:span text:style-name="T5"></text:span></text:p>
      <text:p text:style-name="P84"><text:span text:style-name="T5"/></text:p>
      <text:p text:style-name="P84"><text:span text:style-name="T5"/></text:p>
      <table:table table:name="Table16" table:style-name="Table16">
        <table:table-column table:style-name="Table16.A"/>
        <text:soft-page-break/>
        <table:table-row>
          <table:table-cell table:style-name="Table16.A1" office:value-type="string">
            <text:p text:style-name="P92"><text:span text:style-name="T19">0020<text:tab/>w<text:tab/>OCW2:</text:span></text:p>
            <text:p text:style-name="P92"><text:span text:style-name="T19"><text:tab/><text:tab/> bit 7-5 = 000<text:tab/>rotate in auto EOI mode (clear)</text:span></text:p>
            <text:p text:style-name="P92"><text:span text:style-name="T19"><text:tab/><text:tab/><text:tab/> = 001<text:tab/>nonspecific EOI</text:span></text:p>
            <text:p text:style-name="P92"><text:span text:style-name="T19"><text:tab/><text:tab/><text:tab/> = 010<text:tab/>no operation</text:span></text:p>
            <text:p text:style-name="P92"><text:span text:style-name="T19"><text:tab/><text:tab/><text:tab/> = 011<text:tab/>specific EOI</text:span></text:p>
            <text:p text:style-name="P92"><text:span text:style-name="T19"><text:tab/><text:tab/><text:tab/> = 100<text:tab/>rotate in auto EOI mode (set)</text:span></text:p>
            <text:p text:style-name="P92"><text:span text:style-name="T19"><text:tab/><text:tab/><text:tab/> = 101<text:tab/>rotate on nonspecific EOI command</text:span></text:p>
            <text:p text:style-name="P92"><text:span text:style-name="T19"><text:tab/><text:tab/><text:tab/> = 110<text:tab/>set priority command</text:span></text:p>
            <text:p text:style-name="P92"><text:span text:style-name="T19"><text:tab/><text:tab/><text:tab/> = 111<text:tab/>rotate on specific EOI command</text:span></text:p>
            <text:p text:style-name="P92"><text:span text:style-name="T19"><text:tab/><text:tab/> bit 4<text:tab/> = 0<text:tab/>reserved</text:span></text:p>
            <text:p text:style-name="P92"><text:span text:style-name="T19"><text:tab/><text:tab/> bit 3<text:tab/> = 0<text:tab/>reserved</text:span></text:p>
            <text:p text:style-name="P92"><text:span text:style-name="T19"><text:tab/><text:tab/> bit 2-0<text:tab/>interrupt request which the command applies</text:span></text:p>
          </table:table-cell>
        </table:table-row>
        <table:table-row>
          <table:table-cell table:style-name="Table16.A2" office:value-type="string">
            <text:p text:style-name="P93"><text:span text:style-name="T19">Listing 3.11 EOI using OCW2</text:span></text:p>
          </table:table-cell>
        </table:table-row>
      </table:table>
      <text:p text:style-name="P91"><text:span text:style-name="T5"></text:span></text:p>
      <text:p text:style-name="P91"><text:span text:style-name="T5"/></text:p>
      <text:p text:style-name="P91"><text:span text:style-name="T5"></text:span></text:p>
      <text:p text:style-name="P9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22</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9T00:54:00</dc:date>
    <dc:creator>Nash </dc:creator>
    <meta:editing-duration>PT1H43M33S</meta:editing-duration>
    <meta:editing-cycles>27</meta:editing-cycles>
    <meta:generator>LibreOffice/3.5$Linux_X86_64 LibreOffice_project/350m1$Build-2</meta:generator>
    <meta:document-statistic meta:table-count="21" meta:image-count="3" meta:object-count="0" meta:page-count="26" meta:paragraph-count="338" meta:word-count="4374" meta:character-count="25072" meta:non-whitespace-character-count="20328"/>
  </office:meta>
</office:document-meta>
</file>